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27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0.47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15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6pt" style:font-size-asian="6pt" style:font-size-complex="6pt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729fcf" fo:font-size="6pt" style:font-size-asian="6pt" style:font-size-complex="6pt"/>
    </style:style>
    <style:style style:name="T4" style:family="text">
      <style:text-properties fo:color="#5983b0" fo:font-size="6pt" style:font-size-asian="6pt" style:font-size-complex="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86cm" svg:height="1.558cm" svg:x="1.507cm" svg:y="2.124cm">
          <draw:text-box>
            <text:p text:style-name="P1"><text:span text:style-name="T1">Draco Header</text:span></text:p>
          </draw:text-box>
        </draw:frame>
        <draw:frame draw:style-name="gr1" draw:text-style-name="P2" draw:layer="layout" svg:width="2.413cm" svg:height="1.558cm" svg:x="3.793cm" svg:y="2.124cm">
          <draw:text-box>
            <text:p text:style-name="P1"><text:span text:style-name="T1">Metadata</text:span></text:p>
          </draw:text-box>
        </draw:frame>
        <draw:frame draw:style-name="gr1" draw:text-style-name="P2" draw:layer="layout" svg:width="3.556cm" svg:height="1.558cm" svg:x="10.524cm" svg:y="2.124cm">
          <draw:text-box>
            <text:p text:style-name="P1"><text:span text:style-name="T1">Attributes</text:span></text:p>
          </draw:text-box>
        </draw:frame>
        <draw:frame draw:style-name="gr1" draw:text-style-name="P2" draw:layer="layout" svg:width="4.318cm" svg:height="1.558cm" svg:x="6.205cm" svg:y="2.124cm">
          <draw:text-box>
            <text:p text:style-name="P1"><text:span text:style-name="T1">Connectivity</text:span></text:p>
          </draw:text-box>
        </draw:frame>
        <draw:line draw:style-name="gr2" draw:text-style-name="P3" draw:layer="layout" svg:x1="1.506cm" svg:y1="1.651cm" svg:x2="3.792cm" svg:y2="1.651cm">
          <text:p/>
        </draw:line>
        <draw:frame draw:style-name="gr3" draw:text-style-name="P5" draw:layer="layout" svg:width="2.032cm" svg:height="0.727cm" svg:x="1.761cm" svg:y="1.016cm">
          <draw:text-box>
            <text:p text:style-name="P4"><text:span text:style-name="T2">11-byte header</text:span></text:p>
          </draw:text-box>
        </draw:frame>
        <draw:frame draw:style-name="gr3" draw:text-style-name="P5" draw:layer="layout" svg:width="2.54cm" svg:height="0.727cm" svg:x="3.792cm" svg:y="1.016cm">
          <draw:text-box>
            <text:p text:style-name="P4"><text:span text:style-name="T2">varying-byte Length</text:span></text:p>
          </draw:text-box>
        </draw:frame>
        <draw:line draw:style-name="gr2" draw:text-style-name="P3" draw:layer="layout" svg:x1="3.792cm" svg:y1="1.651cm" svg:x2="6.205cm" svg:y2="1.651cm">
          <text:p/>
        </draw:line>
        <draw:frame draw:style-name="gr4" draw:text-style-name="P7" draw:layer="layout" svg:width="1.778cm" svg:height="0.999cm" svg:x="1.003cm" svg:y="5.333cm">
          <draw:text-box>
            <text:p text:style-name="P6"><text:span text:style-name="T2">Draco string</text:span></text:p>
            <text:p text:style-name="P6"><text:span text:style-name="T2">(</text:span><text:span text:style-name="T3">u</text:span><text:span text:style-name="T4">int8[5]</text:span><text:span text:style-name="T2">)</text:span></text:p>
            <text:p text:style-name="P6"><text:span text:style-name="T2">“</text:span><text:span text:style-name="T2">DRACO”</text:span></text:p>
          </draw:text-box>
        </draw:frame>
        <draw:frame draw:style-name="gr4" draw:text-style-name="P7" draw:layer="layout" svg:width="1.905cm" svg:height="0.999cm" svg:x="2.777cm" svg:y="5.333cm">
          <draw:text-box>
            <text:p text:style-name="P6"><text:span text:style-name="T2">Major version</text:span></text:p>
            <text:p text:style-name="P6"><text:span text:style-name="T5">(</text:span><text:span text:style-name="T3">u</text:span><text:span text:style-name="T4">int8</text:span><text:span text:style-name="T2">)</text:span></text:p>
          </draw:text-box>
        </draw:frame>
        <draw:frame draw:style-name="gr4" draw:text-style-name="P7" draw:layer="layout" svg:width="1.905cm" svg:height="0.999cm" svg:x="4.682cm" svg:y="5.333cm">
          <draw:text-box>
            <text:p text:style-name="P6"><text:span text:style-name="T2">Minor version</text:span></text:p>
            <text:p text:style-name="P6"><text:span text:style-name="T5">(</text:span><text:span text:style-name="T3">u</text:span><text:span text:style-name="T4">int8</text:span><text:span text:style-name="T2">)</text:span></text:p>
          </draw:text-box>
        </draw:frame>
        <draw:frame draw:style-name="gr4" draw:text-style-name="P7" draw:layer="layout" svg:width="1.905cm" svg:height="0.999cm" svg:x="6.587cm" svg:y="5.333cm">
          <draw:text-box>
            <text:p text:style-name="P6"><text:span text:style-name="T2">Encode type</text:span></text:p>
            <text:p text:style-name="P6"><text:span text:style-name="T5">(</text:span><text:span text:style-name="T3">u</text:span><text:span text:style-name="T4">int8</text:span><text:span text:style-name="T2">)</text:span></text:p>
          </draw:text-box>
        </draw:frame>
        <draw:frame draw:style-name="gr4" draw:text-style-name="P7" draw:layer="layout" svg:width="2.158cm" svg:height="0.999cm" svg:x="8.491cm" svg:y="5.333cm">
          <draw:text-box>
            <text:p text:style-name="P6"><text:span text:style-name="T2">Encode method</text:span></text:p>
            <text:p text:style-name="P6"><text:span text:style-name="T5">(</text:span><text:span text:style-name="T3">u</text:span><text:span text:style-name="T4">int8</text:span><text:span text:style-name="T2">)</text:span></text:p>
          </draw:text-box>
        </draw:frame>
        <draw:frame draw:style-name="gr4" draw:text-style-name="P7" draw:layer="layout" svg:width="2.158cm" svg:height="0.999cm" svg:x="10.65cm" svg:y="5.333cm">
          <draw:text-box>
            <text:p text:style-name="P6"><text:span text:style-name="T2">flags</text:span></text:p>
            <text:p text:style-name="P6"><text:span text:style-name="T5">(</text:span><text:span text:style-name="T3">u</text:span><text:span text:style-name="T4">int16</text:span><text:span text:style-name="T2">)</text:span></text:p>
          </draw:text-box>
        </draw:frame>
        <draw:line draw:style-name="gr5" draw:text-style-name="P8" draw:layer="layout" svg:x1="1.001cm" svg:y1="5.333cm" svg:x2="1.509cm" svg:y2="3.682cm">
          <text:p/>
        </draw:line>
        <draw:line draw:style-name="gr5" draw:text-style-name="P8" draw:layer="layout" svg:x1="3.792cm" svg:y1="3.682cm" svg:x2="12.809cm" svg:y2="5.333cm">
          <text:p/>
        </draw:line>
        <draw:line draw:style-name="gr2" draw:text-style-name="P3" draw:layer="layout" svg:x1="6.223cm" svg:y1="1.651cm" svg:x2="10.541cm" svg:y2="1.651cm">
          <text:p/>
        </draw:line>
        <draw:line draw:style-name="gr2" draw:text-style-name="P3" draw:layer="layout" svg:x1="10.541cm" svg:y1="1.651cm" svg:x2="14.097cm" svg:y2="1.651cm">
          <text:p/>
        </draw:line>
        <draw:frame draw:style-name="gr3" draw:text-style-name="P5" draw:layer="layout" svg:width="2.54cm" svg:height="0.727cm" svg:x="7.239cm" svg:y="1cm">
          <draw:text-box>
            <text:p text:style-name="P4"><text:span text:style-name="T2">varying-byte Length</text:span></text:p>
          </draw:text-box>
        </draw:frame>
        <draw:frame draw:style-name="gr3" draw:text-style-name="P5" draw:layer="layout" svg:width="2.54cm" svg:height="0.727cm" svg:x="11.049cm" svg:y="1cm">
          <draw:text-box>
            <text:p text:style-name="P4"><text:span text:style-name="T2">varying-byte Length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5:33:52.167000000</meta:creation-date>
    <dc:date>2019-11-11T16:48:57.202000000</dc:date>
    <meta:editing-duration>PT6M5S</meta:editing-duration>
    <meta:editing-cycles>4</meta:editing-cycles>
    <meta:generator>LibreOffice/6.3.3.2$Windows_X86_64 LibreOffice_project/a64200df03143b798afd1ec74a12ab50359878ed</meta:generator>
    <meta:document-statistic meta:object-count="20"/>
  </office:meta>
</office:document-meta>
</file>